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text-indent="0in" style:auto-text-indent="false"/>
    </style:style>
    <style:style style:name="P8" style:family="paragraph" style:parent-style-name="Standard" style:list-style-name="WWNum2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0417in" fo:margin-bottom="0.0417in" loext:contextual-spacing="false" fo:line-height="100%" fo:text-indent="-0.25in" style:auto-text-indent="false"/>
    </style:style>
    <style:style style:name="P10" style:family="paragraph" style:parent-style-name="Standard">
      <style:paragraph-properties fo:margin-top="0.0417in" fo:margin-bottom="0.0417in" loext:contextual-spacing="false" fo:line-height="100%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break-before="auto" fo:break-after="auto"/>
    </style:style>
    <style:style style:name="P16" style:family="paragraph" style:parent-style-name="Heading_20_1" style:list-style-name="WWNum1"/>
    <style:style style:name="P17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Sistemas Informáticos (Computer Systems)</text:span><text:span text:style-name="T2"><text:line-break/></text:span><text:span text:style-name="T3">Unit 12. Study guide</text:span></text:p>
      <text:p text:style-name="P1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March 2024</text:span></text:p>
      <text:p text:style-name="P5"/>
      <text:p text:style-name="P4"><text:span text:style-name="T6">Unit 12. Python scripting</text:span></text:p>
      <text:list xml:id="list3618420858" text:style-name="WWNum1">
        <text:list-item>
          <text:p text:style-name="P16"><text:bookmark text:name="_dbh0n1vac4c8"/>Dates</text:p>
        </text:list-item>
      </text:list>
      <text:p text:style-name="Standard">From 29/04/2024 to 19/05/2024. The length of the unit is 3 weeks (24 hours).</text:p>
      <text:list xml:id="list14319074506319" text:continue-numbering="true" text:style-name="WWNum1">
        <text:list-item>
          <text:p text:style-name="P16">Previous knowledge</text:p>
        </text:list-item>
      </text:list>
      <text:p text:style-name="P6">Previous units, specially units about managing operating systems.</text:p>
      <text:list xml:id="list14318845265365" text:continue-numbering="true" text:style-name="WWNum1">
        <text:list-item>
          <text:p text:style-name="P16">Objectives</text:p>
        </text:list-item>
      </text:list>
      <text:list xml:id="list663552301" text:style-name="WWNum2">
        <text:list-item>
          <text:p text:style-name="P8">To learn how to do advanced shell script with Python 3.</text:p>
        </text:list-item>
        <text:list-item>
          <text:p text:style-name="P8">To learn how to use tools like Telegram bots.</text:p>
        </text:list-item>
      </text:list>
      <text:list xml:id="list14317574710355" text:continue-list="list14318845265365" text:style-name="WWNum1">
        <text:list-item>
          <text:p text:style-name="P16">Contents</text:p>
        </text:list-item>
      </text:list>
      <text:list xml:id="list3977330161" text:style-name="WWNum3">
        <text:list-item>
          <text:p text:style-name="P9">Python 3 for shell scripting.</text:p>
        </text:list-item>
        <text:list-item>
          <text:p text:style-name="P9">Telegram bots with Python and shell commands.</text:p>
        </text:list-item>
      </text:list>
      <text:list xml:id="list14317741285997" text:continue-list="list14317574710355" text:style-name="WWNum1">
        <text:list-item>
          <text:p text:style-name="P16">Activities</text:p>
        </text:list-item>
      </text:list>
      <text:p text:style-name="P7">You have non-assessable activities, but I really encourage you to try to solve them.</text:p>
      <text:list xml:id="list14318837620600" text:continue-numbering="true" text:style-name="WWNum1">
        <text:list-item>
          <text:p text:style-name="P16">Recommendations<text:tab/></text:p>
        </text:list-item>
      </text:list>
      <text:p text:style-name="P10">This unit is designed to do exercises and use the text provided as support to do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21" meta:word-count="135" meta:character-count="795" meta:non-whitespace-character-count="687"/>
    <meta:generator>LibreOfficeDev/6.0.5.2$Linux_X86_64 LibreOffice_project/</meta:generator>
  </office:meta>
</office:document-meta>
</file>